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593cm" fo:min-width="4.58cm"/>
      <style:paragraph-properties style:writing-mode="lr-tb"/>
    </style:style>
    <style:style style:name="gr2" style:family="graphic" style:parent-style-name="standard">
      <style:graphic-properties draw:fill="solid" draw:fill-color="#e8a202" draw:textarea-horizontal-align="justify" draw:textarea-vertical-align="middle" draw:auto-grow-height="false" fo:min-height="2.995cm" fo:min-width="4.563cm"/>
      <style:paragraph-properties style:writing-mode="lr-tb"/>
    </style:style>
    <style:style style:name="gr3" style:family="graphic" style:parent-style-name="standard">
      <style:graphic-properties draw:fill="solid" draw:fill-color="#158466" draw:textarea-horizontal-align="justify" draw:textarea-vertical-align="middle" draw:auto-grow-height="false" fo:min-height="1.655cm" fo:min-width="4.5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fill="solid" draw:fill-color="#ffde59" draw:textarea-horizontal-align="justify" draw:textarea-vertical-align="middle" draw:auto-grow-height="false" fo:min-height="1.972cm" fo:min-width="3.627cm"/>
      <style:paragraph-properties style:writing-mode="lr-tb"/>
    </style:style>
    <style:style style:name="gr6" style:family="graphic" style:parent-style-name="standard">
      <style:graphic-properties draw:fill="solid" draw:fill-color="#ffde59" draw:textarea-horizontal-align="justify" draw:textarea-vertical-align="middle" draw:auto-grow-height="false" fo:min-height="2.29cm" fo:min-width="3.627cm"/>
      <style:paragraph-properties style:writing-mode="lr-tb"/>
    </style:style>
    <style:style style:name="gr7" style:family="graphic" style:parent-style-name="standard">
      <style:graphic-properties draw:fill="solid" draw:fill-color="#ffde59" draw:textarea-horizontal-align="justify" draw:textarea-vertical-align="middle" draw:auto-grow-height="false" fo:min-height="1.337cm" fo:min-width="3.62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4cm" fo:min-width="1.74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4cm" fo:min-width="2.42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068cm" fo:min-width="0.8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8a202"/>
      <style:paragraph-properties fo:text-align="center"/>
    </style:style>
    <style:style style:name="P3" style:family="paragraph">
      <loext:graphic-properties draw:fill="solid" draw:fill-color="#1584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de59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843cm" svg:x="1.84cm" svg:y="10.66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63cm" svg:height="3.245cm" draw:transform="skewX (-0.00750491578357562) translate (1.863cm 15.48cm)">
          <text:p text:style-name="P1">GPU driver on CPU 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63cm" svg:height="1.905cm" draw:transform="skewX (-0.00750491578357562) translate (1.857cm 18.665cm)">
          <text:p text:style-name="P1">H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63cm" svg:height="3.245cm" draw:transform="skewX (-0.00750491578357562) translate (1.828cm 12.521cm)"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223cm" svg:height="0.962cm" svg:x="3.427cm" svg:y="10.98cm">
          <draw:text-box>
            <text:p>CPU</text:p>
          </draw:text-box>
        </draw:frame>
        <draw:custom-shape draw:style-name="gr1" draw:text-style-name="P1" draw:layer="layout" svg:width="5.08cm" svg:height="9.843cm" svg:x="7.63cm" svg:y="10.6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63cm" svg:height="3.245cm" draw:transform="skewX (-0.00750491578357562) translate (7.653cm 15.48cm)">
          <text:p text:style-name="P1">GPU driver on GPU si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63cm" svg:height="1.905cm" draw:transform="skewX (-0.00750491578357562) translate (7.647cm 18.665cm)">
          <text:p text:style-name="P1">HW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223cm" svg:height="0.962cm" svg:x="9.217cm" svg:y="10.98cm">
          <draw:text-box>
            <text:p>GPU</text:p>
          </draw:text-box>
        </draw:frame>
        <draw:custom-shape draw:style-name="gr5" draw:text-style-name="P5" draw:layer="layout" svg:width="4.127cm" svg:height="2.222cm" svg:x="14.652cm" svg:y="15.5cm">
          <text:p text:style-name="P1">GPU instruction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127cm" svg:height="2.54cm" svg:x="14.653cm" svg:y="3.652cm">
          <text:p text:style-name="P1">Kernel function <text:s/>in OpenC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127cm" svg:height="1.587cm" svg:x="14.652cm" svg:y="10.02cm">
          <text:p text:style-name="P1">spirv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75cm" svg:height="1.588cm" svg:x="15.087cm" svg:y="7.462cm">
          <text:p text:style-name="P1">c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128cm" svg:height="1.588cm" svg:x="14.652cm" svg:y="12.742cm">
          <text:p text:style-name="P1">GPU 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6.875cm" svg:y1="6.175cm" svg:x2="16.557cm" svg:y2="7.445cm">
          <text:p/>
        </draw:line>
        <draw:line draw:style-name="gr10" draw:text-style-name="P6" draw:layer="layout" svg:x1="16.875cm" svg:y1="8.815cm" svg:x2="16.557cm" svg:y2="10.085cm">
          <text:p/>
        </draw:line>
        <draw:line draw:style-name="gr10" draw:text-style-name="P6" draw:layer="layout" svg:x1="16.875cm" svg:y1="11.572cm" svg:x2="16.557cm" svg:y2="12.842cm">
          <text:p/>
        </draw:line>
        <draw:line draw:style-name="gr10" draw:text-style-name="P6" draw:layer="layout" svg:x1="16.875cm" svg:y1="14.312cm" svg:x2="16.557cm" svg:y2="15.582cm">
          <text:p/>
        </draw:line>
        <draw:custom-shape draw:style-name="gr11" draw:text-style-name="P1" draw:layer="layout" svg:width="1.588cm" svg:height="0.635cm" svg:x="12.847cm" svg:y="16.4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7-02T18:19:43.563008894</meta:creation-date>
    <dc:date>2023-07-02T19:26:44.528970684</dc:date>
    <meta:editing-duration>PT3M27S</meta:editing-duration>
    <meta:editing-cycles>2</meta:editing-cycles>
    <meta:generator>LibreOffice/7.2.6.2$MacOSX_X86_64 LibreOffice_project/b0ec3a565991f7569a5a7f5d24fed7f52653d754</meta:generator>
    <meta:document-statistic meta:object-count="19"/>
  </office:meta>
</office:document-meta>
</file>